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adc19"/>
      <style:paragraph-properties fo:text-align="center" style:font-independent-line-spacing="true"/>
      <style:text-properties fo:font-size="18pt"/>
    </style:style>
    <style:style style:name="P2" style:family="paragraph">
      <loext:graphic-properties draw:fill="solid" draw:fill-color="#a5c7ce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Titelfolie" presentation:presentation-page-layout-name="AL1T0">
        <draw:custom-shape draw:name="Ellipse 3" draw:style-name="gr1" draw:text-style-name="P1" draw:layer="layout" svg:width="0.799cm" svg:height="0.799cm" svg:x="2.699cm" svg:y="1.7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1" draw:text-style-name="P1" draw:layer="layout" svg:width="0.799cm" svg:height="0.799cm" svg:x="2.699cm" svg:y="2.7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" draw:text-style-name="P1" draw:layer="layout" svg:width="0.799cm" svg:height="0.799cm" svg:x="2.699cm" svg:y="3.7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1" draw:text-style-name="P1" draw:layer="layout" svg:width="0.799cm" svg:height="0.799cm" svg:x="2.699cm" svg:y="4.7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" draw:text-style-name="P1" draw:layer="layout" svg:width="0.799cm" svg:height="0.799cm" svg:x="2.699cm" svg:y="5.7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1" draw:text-style-name="P1" draw:layer="layout" svg:width="0.799cm" svg:height="0.799cm" svg:x="2.699cm" svg:y="6.7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" draw:style-name="gr1" draw:text-style-name="P1" draw:layer="layout" svg:width="0.799cm" svg:height="0.799cm" svg:x="2.699cm" svg:y="7.7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" draw:text-style-name="P1" draw:layer="layout" svg:width="0.799cm" svg:height="0.799cm" svg:x="2.699cm" svg:y="8.7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1" draw:text-style-name="P1" draw:layer="layout" svg:width="0.799cm" svg:height="0.799cm" svg:x="2.699cm" svg:y="9.7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12" draw:style-name="gr2" draw:text-style-name="P1" draw:layer="layout" svg:width="0.799cm" svg:height="0.799cm" svg:x="1.899cm" svg:y="11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gr2" draw:text-style-name="P1" draw:layer="layout" svg:width="0.799cm" svg:height="0.799cm" svg:x="2.699cm" svg:y="11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gr2" draw:text-style-name="P1" draw:layer="layout" svg:width="0.799cm" svg:height="0.799cm" svg:x="3.499cm" svg:y="11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2" draw:text-style-name="P1" draw:layer="layout" svg:width="0.799cm" svg:height="0.799cm" svg:x="1.899cm" svg:y="11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" draw:style-name="gr2" draw:text-style-name="P1" draw:layer="layout" svg:width="0.799cm" svg:height="0.799cm" svg:x="2.699cm" svg:y="11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2" draw:text-style-name="P1" draw:layer="layout" svg:width="0.799cm" svg:height="0.799cm" svg:x="3.499cm" svg:y="11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" draw:style-name="gr2" draw:text-style-name="P1" draw:layer="layout" svg:width="0.799cm" svg:height="0.799cm" svg:x="1.899cm" svg:y="12.7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" draw:style-name="gr2" draw:text-style-name="P1" draw:layer="layout" svg:width="0.799cm" svg:height="0.799cm" svg:x="2.699cm" svg:y="12.7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" draw:style-name="gr2" draw:text-style-name="P1" draw:layer="layout" svg:width="0.799cm" svg:height="0.799cm" svg:x="3.499cm" svg:y="12.7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1" draw:style-name="gr3" draw:text-style-name="P2" draw:layer="layout" svg:width="0.799cm" svg:height="0.799cm" svg:x="14.7cm" svg:y="3.7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3" draw:text-style-name="P2" draw:layer="layout" svg:width="0.799cm" svg:height="0.799cm" svg:x="14.7cm" svg:y="5.1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" draw:style-name="gr3" draw:text-style-name="P2" draw:layer="layout" svg:width="0.799cm" svg:height="0.799cm" svg:x="14.7cm" svg:y="6.5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" draw:style-name="gr3" draw:text-style-name="P2" draw:layer="layout" svg:width="0.799cm" svg:height="0.799cm" svg:x="14.7cm" svg:y="7.9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9" draw:style-name="gr4" draw:text-style-name="P2" draw:layer="layout" svg:width="0.799cm" svg:height="0.799cm" svg:x="14.3cm" svg:y="11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4" draw:text-style-name="P2" draw:layer="layout" svg:width="0.799cm" svg:height="0.799cm" svg:x="15.1cm" svg:y="11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4" draw:text-style-name="P2" draw:layer="layout" svg:width="0.799cm" svg:height="0.799cm" svg:x="14.3cm" svg:y="11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4" draw:text-style-name="P2" draw:layer="layout" svg:width="0.799cm" svg:height="0.799cm" svg:x="15.1cm" svg:y="11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9" draw:style-name="gr5" draw:text-style-name="P3" draw:layer="layout" svg:width="11.2cm" svg:height="1.999cm" svg:x="3.499cm" svg:y="2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0" draw:style-name="gr5" draw:text-style-name="P3" draw:layer="layout" svg:width="11.2cm" svg:height="3.399cm" svg:x="3.499cm" svg:y="2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3" draw:style-name="gr5" draw:text-style-name="P3" draw:layer="layout" svg:width="11.2cm" svg:height="4.8cm" svg:x="3.499cm" svg:y="2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6" draw:style-name="gr5" draw:text-style-name="P3" draw:layer="layout" svg:width="11.2cm" svg:height="6.2cm" svg:x="3.499cm" svg:y="2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9" draw:style-name="gr5" draw:text-style-name="P3" draw:layer="layout" svg:width="11.2cm" svg:height="0.999cm" svg:x="3.499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82" draw:style-name="gr5" draw:text-style-name="P3" draw:layer="layout" svg:width="11.2cm" svg:height="2.399cm" svg:x="3.499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85" draw:style-name="gr5" draw:text-style-name="P3" draw:layer="layout" svg:width="11.2cm" svg:height="3.799cm" svg:x="3.499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88" draw:style-name="gr5" draw:text-style-name="P3" draw:layer="layout" svg:width="11.2cm" svg:height="5.2cm" svg:x="3.499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91" draw:style-name="gr5" draw:text-style-name="P3" draw:layer="layout" svg:width="11cm" svg:height="0.001cm" svg:x="3.499cm" svg:y="4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93" draw:style-name="gr5" draw:text-style-name="P3" draw:layer="layout" svg:width="11.2cm" svg:height="1.399cm" svg:x="3.499cm" svg:y="4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96" draw:style-name="gr5" draw:text-style-name="P3" draw:layer="layout" svg:width="11.2cm" svg:height="2.799cm" svg:x="3.499cm" svg:y="4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99" draw:style-name="gr5" draw:text-style-name="P3" draw:layer="layout" svg:width="11.2cm" svg:height="4.199cm" svg:x="3.499cm" svg:y="4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02" draw:style-name="gr5" draw:text-style-name="P3" draw:layer="layout" svg:width="11.2cm" svg:height="0.999cm" svg:x="3.499cm" svg:y="4.1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05" draw:style-name="gr5" draw:text-style-name="P3" draw:layer="layout" svg:width="11.2cm" svg:height="0.399cm" svg:x="3.499cm" svg:y="5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08" draw:style-name="gr5" draw:text-style-name="P3" draw:layer="layout" svg:width="11.2cm" svg:height="1.799cm" svg:x="3.499cm" svg:y="5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11" draw:style-name="gr5" draw:text-style-name="P3" draw:layer="layout" svg:width="11.2cm" svg:height="3.199cm" svg:x="3.499cm" svg:y="5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14" draw:style-name="gr5" draw:text-style-name="P3" draw:layer="layout" svg:width="11.2cm" svg:height="1.999cm" svg:x="3.499cm" svg:y="4.1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15" draw:style-name="gr5" draw:text-style-name="P3" draw:layer="layout" svg:width="11.2cm" svg:height="0.599cm" svg:x="3.499cm" svg:y="5.5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18" draw:style-name="gr5" draw:text-style-name="P3" draw:layer="layout" svg:width="11.2cm" svg:height="0.799cm" svg:x="3.499cm" svg:y="6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21" draw:style-name="gr5" draw:text-style-name="P3" draw:layer="layout" svg:width="11.2cm" svg:height="2.199cm" svg:x="3.499cm" svg:y="6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24" draw:style-name="gr5" draw:text-style-name="P3" draw:layer="layout" svg:width="11.2cm" svg:height="2.999cm" svg:x="3.499cm" svg:y="4.1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27" draw:style-name="gr5" draw:text-style-name="P3" draw:layer="layout" svg:width="11.2cm" svg:height="1.599cm" svg:x="3.499cm" svg:y="5.5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30" draw:style-name="gr5" draw:text-style-name="P3" draw:layer="layout" svg:width="11cm" svg:height="0.199cm" svg:x="3.499cm" svg:y="6.9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33" draw:style-name="gr5" draw:text-style-name="P3" draw:layer="layout" svg:width="11cm" svg:height="1.199cm" svg:x="3.499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36" draw:style-name="gr5" draw:text-style-name="P3" draw:layer="layout" svg:width="11.2cm" svg:height="3.999cm" svg:x="3.499cm" svg:y="4.1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39" draw:style-name="gr5" draw:text-style-name="P3" draw:layer="layout" svg:width="11.2cm" svg:height="2.599cm" svg:x="3.499cm" svg:y="5.5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42" draw:style-name="gr5" draw:text-style-name="P3" draw:layer="layout" svg:width="11.2cm" svg:height="1.199cm" svg:x="3.499cm" svg:y="6.9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45" draw:style-name="gr5" draw:text-style-name="P3" draw:layer="layout" svg:width="11.2cm" svg:height="0.199cm" svg:x="3.499cm" svg:y="8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47" draw:style-name="gr5" draw:text-style-name="P3" draw:layer="layout" svg:width="11.2cm" svg:height="5cm" svg:x="3.499cm" svg:y="4.1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50" draw:style-name="gr5" draw:text-style-name="P3" draw:layer="layout" svg:width="11.2cm" svg:height="3.599cm" svg:x="3.499cm" svg:y="5.5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53" draw:style-name="gr5" draw:text-style-name="P3" draw:layer="layout" svg:width="11.2cm" svg:height="2.199cm" svg:x="3.499cm" svg:y="6.9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56" draw:style-name="gr5" draw:text-style-name="P3" draw:layer="layout" svg:width="11.2cm" svg:height="0.799cm" svg:x="3.499cm" svg:y="8.3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59" draw:style-name="gr5" draw:text-style-name="P3" draw:layer="layout" svg:width="11.2cm" svg:height="6cm" svg:x="3.499cm" svg:y="4.1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62" draw:style-name="gr5" draw:text-style-name="P3" draw:layer="layout" svg:width="11.2cm" svg:height="4.6cm" svg:x="3.499cm" svg:y="5.5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65" draw:style-name="gr5" draw:text-style-name="P3" draw:layer="layout" svg:width="11.2cm" svg:height="3.199cm" svg:x="3.499cm" svg:y="6.9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68" draw:style-name="gr5" draw:text-style-name="P3" draw:layer="layout" svg:width="11.2cm" svg:height="1.799cm" svg:x="3.499cm" svg:y="8.323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1-05">05.11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10</meta:editing-cycles>
    <meta:creation-date>2017-01-09T19:15:28</meta:creation-date>
    <dc:date>2021-11-05T16:29:59.279213117</dc:date>
    <meta:editing-duration>PT53S</meta:editing-duration>
    <meta:generator>LibreOffice/6.4.3.2$Linux_X86_64 LibreOffice_project/40$Build-2</meta:generator>
    <meta:document-statistic meta:object-count="8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